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7f2e" officeooo:paragraph-rsid="00077f2e"/>
    </style:style>
    <style:style style:name="P2" style:family="paragraph" style:parent-style-name="Standard">
      <style:paragraph-properties fo:text-align="start" style:justify-single-word="false"/>
      <style:text-properties officeooo:rsid="00077f2e" officeooo:paragraph-rsid="00077f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Analysis of Physical Systems</text:p>
      <text:p text:style-name="P1">H. Altug Yildirim</text:p>
      <text:p text:style-name="P1">Homework 7</text:p>
      <text:p text:style-name="P1"/>
      <text:p text:style-name="P2"><text:span text:style-name="keyword0_5f_python">from</text:span> <text:span text:style-name="keyword2_5f_python">math</text:span> <text:span text:style-name="keyword0_5f_python">import</text:span> <text:span text:style-name="symbol0_5f_python">*</text:span></text:p>
      <text:p text:style-name="P2"><text:span text:style-name="keyword0_5f_python">from</text:span> pylab <text:span text:style-name="keyword0_5f_python">import</text:span> <text:span text:style-name="symbol0_5f_python">*</text:span></text:p>
      <text:p text:style-name="P2"><text:span text:style-name="keyword0_5f_python">from</text:span> numpy <text:span text:style-name="keyword0_5f_python">import</text:span> <text:span text:style-name="symbol0_5f_python">*</text:span></text:p>
      <text:p text:style-name="P2"/>
      <text:p text:style-name="P2"><text:span text:style-name="keyword0_5f_python">def</text:span> dx<text:span text:style-name="symbol0_5f_python">(</text:span>x,y<text:span text:style-name="symbol0_5f_python">)</text:span>:</text:p>
      <text:p text:style-name="P2"><text:s text:c="4"/><text:span text:style-name="keyword0_5f_python">return</text:span> a<text:span text:style-name="symbol0_5f_python">*</text:span>x+b<text:span text:style-name="symbol0_5f_python">*</text:span>x<text:span text:style-name="symbol0_5f_python">*</text:span>y</text:p>
      <text:p text:style-name="P2"/>
      <text:p text:style-name="P2"><text:span text:style-name="keyword0_5f_python">def</text:span> dy<text:span text:style-name="symbol0_5f_python">(</text:span>x,y<text:span text:style-name="symbol0_5f_python">)</text:span>:</text:p>
      <text:p text:style-name="P2"><text:s text:c="4"/><text:span text:style-name="keyword0_5f_python">return</text:span> g<text:span text:style-name="symbol0_5f_python">*</text:span>y+d<text:span text:style-name="symbol0_5f_python">*</text:span>x<text:span text:style-name="symbol0_5f_python">*</text:span>y</text:p>
      <text:p text:style-name="P2"/>
      <text:p text:style-name="P2">a=<text:span text:style-name="number_5f_python">0.25</text:span></text:p>
      <text:p text:style-name="P2">b=<text:span text:style-name="number_5f_python">-0.01</text:span></text:p>
      <text:p text:style-name="P2">g=<text:span text:style-name="number_5f_python">-1</text:span></text:p>
      <text:p text:style-name="P2">d=<text:span text:style-name="number_5f_python">0.01</text:span></text:p>
      <text:p text:style-name="P2">x_0=<text:span text:style-name="number_5f_python">80</text:span></text:p>
      <text:p text:style-name="P2">y_0=<text:span text:style-name="number_5f_python">30</text:span></text:p>
      <text:p text:style-name="P2">t=<text:span text:style-name="number_5f_python">0</text:span>.</text:p>
      <text:p text:style-name="P2"><text:span text:style-name="member0_5f_python">dt</text:span>=<text:span text:style-name="number_5f_python">0.01</text:span></text:p>
      <text:p text:style-name="P2">i=<text:span text:style-name="number_5f_python">0</text:span></text:p>
      <text:p text:style-name="P2">x=<text:span text:style-name="symbol0_5f_python">[]</text:span></text:p>
      <text:p text:style-name="P2">y=<text:span text:style-name="symbol0_5f_python">[]</text:span></text:p>
      <text:p text:style-name="P2"/>
      <text:p text:style-name="P2">x.<text:span text:style-name="member0_5f_python">append</text:span><text:span text:style-name="symbol0_5f_python">(</text:span>x_0<text:span text:style-name="symbol0_5f_python">)</text:span></text:p>
      <text:p text:style-name="P2">y.<text:span text:style-name="member0_5f_python">append</text:span><text:span text:style-name="symbol0_5f_python">(</text:span>y_0<text:span text:style-name="symbol0_5f_python">)</text:span></text:p>
      <text:p text:style-name="P2"/>
      <text:p text:style-name="P2"><text:span text:style-name="keyword0_5f_python">for</text:span> i <text:span text:style-name="keyword0_5f_python">in</text:span> <text:span text:style-name="keyword1_5f_python">range</text:span><text:span text:style-name="symbol0_5f_python">(</text:span><text:span text:style-name="number_5f_python">1000</text:span><text:span text:style-name="symbol0_5f_python">)</text:span>:</text:p>
      <text:p text:style-name="P2"><text:s text:c="4"/>t+=dt</text:p>
      <text:p text:style-name="P2"><text:s text:c="4"/>k1_dx=dt<text:span text:style-name="symbol0_5f_python">*</text:span>dx<text:span text:style-name="symbol0_5f_python">(</text:span>x<text:span text:style-name="symbol0_5f_python">[</text:span>i<text:span text:style-name="symbol0_5f_python">]</text:span>,y<text:span text:style-name="symbol0_5f_python">[</text:span>i<text:span text:style-name="symbol0_5f_python">])</text:span></text:p>
      <text:p text:style-name="P2"><text:s text:c="4"/>k2_dx=dt<text:span text:style-name="symbol0_5f_python">*</text:span>dx<text:span text:style-name="symbol0_5f_python">(</text:span>x<text:span text:style-name="symbol0_5f_python">[</text:span>i<text:span text:style-name="symbol0_5f_python">]</text:span>+dt/<text:span text:style-name="number_5f_python">2</text:span>,y<text:span text:style-name="symbol0_5f_python">[</text:span>i<text:span text:style-name="symbol0_5f_python">]</text:span>+k1_dx/<text:span text:style-name="number_5f_python">2</text:span><text:span text:style-name="symbol0_5f_python">)</text:span></text:p>
      <text:p text:style-name="P2"><text:s text:c="4"/>k3_dx=dt<text:span text:style-name="symbol0_5f_python">*</text:span>dx<text:span text:style-name="symbol0_5f_python">(</text:span>x<text:span text:style-name="symbol0_5f_python">[</text:span>i<text:span text:style-name="symbol0_5f_python">]</text:span>+dt/<text:span text:style-name="number_5f_python">2</text:span>,y<text:span text:style-name="symbol0_5f_python">[</text:span>i<text:span text:style-name="symbol0_5f_python">]</text:span>+k2_dx/<text:span text:style-name="number_5f_python">2</text:span><text:span text:style-name="symbol0_5f_python">)</text:span></text:p>
      <text:p text:style-name="P2"><text:s text:c="4"/>k4_dx=dt<text:span text:style-name="symbol0_5f_python">*</text:span>dx<text:span text:style-name="symbol0_5f_python">(</text:span>x<text:span text:style-name="symbol0_5f_python">[</text:span>i<text:span text:style-name="symbol0_5f_python">]</text:span>+dt,y<text:span text:style-name="symbol0_5f_python">[</text:span>i<text:span text:style-name="symbol0_5f_python">]</text:span>+k2_dx<text:span text:style-name="symbol0_5f_python">)</text:span></text:p>
      <text:p text:style-name="P2"><text:s text:c="4"/>x<text:span text:style-name="symbol0_5f_python">[</text:span>i<text:span text:style-name="symbol0_5f_python">]</text:span>=x<text:span text:style-name="symbol0_5f_python">[</text:span>i<text:span text:style-name="symbol0_5f_python">]</text:span>+k1_dx/<text:span text:style-name="number_5f_python">6</text:span>+k2_dx/<text:span text:style-name="number_5f_python">3</text:span>+k3_dx/<text:span text:style-name="number_5f_python">3</text:span>+k4_dx/<text:span text:style-name="number_5f_python">6</text:span></text:p>
      <text:p text:style-name="P2"><text:s text:c="4"/>i+=<text:span text:style-name="number_5f_python">1</text:span></text:p>
      <text:p text:style-name="P2"/>
      <text:p text:style-name="P2"><text:span text:style-name="comment0_5f_python">#index krizini asamadik dukkani kapatiyorum hocam...</text:span></text:p>
      <text:p text:style-name="P2"><text:s text:c="11"/>__ <text:s/>_</text:p>
      <text:p text:style-name="P2"><text:s text:c="7"/>.-.<text:span text:style-name="string_5f_python">' <text:s/>`; `-._ <text:s/>__ <text:s/>_</text:span></text:p>
      <text:p text:style-name="P2"><text:span text:style-name="string_5f_python"><text:s text:c="6"/>(_, <text:s text:c="8"/>.-:'</text:span> <text:s/><text:span text:style-name="symbol0_5f_python">`;</text:span> <text:span text:style-name="symbol0_5f_python">`</text:span>-._</text:p>
      <text:p text:style-name="P2"><text:s text:c="4"/>,<text:span text:style-name="string_5f_python">'o"( <text:s text:c="7"/>(_, <text:s text:c="10"/>)</text:span></text:p>
      <text:p text:style-name="P2"><text:span text:style-name="string_5f_python"><text:s text:c="3"/>(__,-'</text:span> <text:s text:c="5"/>,<text:span text:style-name="string_5f_python">'o"( <text:s text:c="11"/>)&gt;</text:span></text:p>
      <text:p text:style-name="P2"><text:span text:style-name="string_5f_python"><text:s text:c="6"/>( <text:s text:c="6"/>(__,-'</text:span> <text:s text:c="11"/><text:span text:style-name="symbol0_5f_python">)</text:span></text:p>
      <text:p text:style-name="P2"><text:s text:c="7"/><text:span text:style-name="symbol0_5f_python">`</text:span>-<text:span text:style-name="string_5f_python">'._.--._( <text:s text:c="12"/>)</text:span></text:p>
      <text:p text:style-name="P2"><text:span text:style-name="string_5f_python"><text:s text:c="10"/>||| <text:s/>|||`-'</text:span>._.--._.-<text:span text:style-name="string_5f_python">'</text:span></text:p>
      <text:p text:style-name="P2"><text:span text:style-name="string_5f_python"><text:s text:c="21"/>||| <text:s/>||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string_5f_python" style:display-name="string_python" style:family="text">
      <style:text-properties fo:color="#483d8b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4-12-12T14:47:10.494173440</meta:creation-date>
    <dc:date>2014-12-12T14:48:22.436775640</dc:date>
    <dc:creator>Seldon </dc:creator>
    <meta:editing-duration>P0D</meta:editing-duration>
    <meta:editing-cycles>1</meta:editing-cycles>
    <meta:document-statistic meta:table-count="0" meta:image-count="0" meta:object-count="0" meta:page-count="1" meta:paragraph-count="41" meta:word-count="88" meta:character-count="811" meta:non-whitespace-character-count="578"/>
    <meta:generator>LibreOffice/4.2.7.2$Linux_X86_64 LibreOffice_project/420m0$Build-2</meta:generator>
  </office:meta>
</office:document-meta>
</file>